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stdio.h&gt;</text:p>
      <text:p text:style-name="Standard">int location(int);</text:p>
      <text:p text:style-name="Standard">int main()</text:p>
      <text:p text:style-name="Standard">{</text:p>
      <text:p text:style-name="Standard"><text:s text:c="4"/>int basefare=0,estimatedfare=0,perkmfare=0,distance=0,cab;</text:p>
      <text:p text:style-name="Standard"><text:s text:c="4"/>do{</text:p>
      <text:p text:style-name="Standard"><text:s text:c="8"/>printf("\n---------------\n");</text:p>
      <text:p text:style-name="Standard"><text:s text:c="8"/>printf("\nRIDE IT CAB BOOKING\n");</text:p>
      <text:p text:style-name="Standard"><text:s text:c="8"/>printf("\n---------------\n");</text:p>
      <text:p text:style-name="Standard"><text:s text:c="8"/>printf("\nWelcome");</text:p>
      <text:p text:style-name="Standard"><text:s text:c="8"/>printf("\nSelect the type of cab");</text:p>
      <text:p text:style-name="Standard"><text:s text:c="8"/>printf("\n1.Micro");</text:p>
      <text:p text:style-name="Standard"><text:s text:c="8"/>printf("\n2.Mini");</text:p>
      <text:p text:style-name="Standard"><text:s text:c="8"/>printf("\n3.Prime");</text:p>
      <text:p text:style-name="Standard"><text:s text:c="8"/>printf("\n4.XUV");</text:p>
      <text:p text:style-name="Standard"><text:s text:c="8"/>printf("\n5.Exit");</text:p>
      <text:p text:style-name="Standard"><text:s text:c="8"/>printf("\nEnter your choice:");</text:p>
      <text:p text:style-name="Standard"><text:s text:c="8"/>scanf("%d",&amp;cab);</text:p>
      <text:p text:style-name="Standard"><text:s text:c="8"/>switch(cab)</text:p>
      <text:p text:style-name="Standard"><text:s text:c="8"/>{</text:p>
      <text:p text:style-name="Standard"><text:s text:c="12"/>case 1:printf("The cab selected is:Micro");</text:p>
      <text:p text:style-name="Standard"><text:s text:c="12"/>basefare=10;</text:p>
      <text:p text:style-name="Standard"><text:s text:c="12"/>perkmfare=6;</text:p>
      <text:p text:style-name="Standard"><text:s text:c="12"/>distance=location(basefare);</text:p>
      <text:p text:style-name="Standard"><text:s text:c="12"/>estimatedfare=basefare+distance*perkmfare;</text:p>
      <text:p text:style-name="Standard"><text:s text:c="12"/>printf("Estimatedfare is %d",estimatedfare);</text:p>
      <text:p text:style-name="Standard"><text:s text:c="12"/></text:p>
      <text:p text:style-name="Standard"><text:s text:c="12"/>break;</text:p>
      <text:p text:style-name="Standard"><text:s text:c="12"/></text:p>
      <text:p text:style-name="Standard"><text:s text:c="12"/>case 2:printf("The cab selected is:Mini");</text:p>
      <text:p text:style-name="Standard"><text:s text:c="12"/>basefare=15;</text:p>
      <text:p text:style-name="Standard"><text:s text:c="12"/>perkmfare=8;</text:p>
      <text:p text:style-name="Standard"><text:s text:c="12"/>distance=location(basefare);</text:p>
      <text:p text:style-name="Standard"><text:s text:c="12"/>estimatedfare=basefare+distance*perkmfare;</text:p>
      <text:p text:style-name="Standard"><text:s text:c="12"/>printf("Estimatedfare is %d",estimatedfare);</text:p>
      <text:p text:style-name="Standard"><text:s text:c="12"/></text:p>
      <text:p text:style-name="Standard"><text:s text:c="12"/>break;</text:p>
      <text:p text:style-name="Standard"><text:s text:c="12"/></text:p>
      <text:p text:style-name="Standard"><text:s text:c="12"/>case 3:printf("The cab selected is:Prime");</text:p>
      <text:p text:style-name="Standard"><text:s text:c="12"/>basefare=25;</text:p>
      <text:p text:style-name="Standard"><text:s text:c="12"/>perkmfare=12;</text:p>
      <text:p text:style-name="Standard"><text:s text:c="12"/>distance=location(basefare);</text:p>
      <text:p text:style-name="Standard"><text:s text:c="12"/>estimatedfare=basefare+distance*perkmfare;</text:p>
      <text:p text:style-name="Standard"><text:s text:c="12"/>printf("Estimatedfare is %d",estimatedfare);</text:p>
      <text:p text:style-name="Standard"><text:s text:c="12"/></text:p>
      <text:p text:style-name="Standard"><text:s text:c="12"/>break;</text:p>
      <text:p text:style-name="Standard"><text:s text:c="12"/></text:p>
      <text:p text:style-name="Standard"><text:s text:c="12"/>case 4:printf("The cab selected is:XUV");</text:p>
      <text:p text:style-name="Standard"><text:s text:c="12"/>basefare=40;</text:p>
      <text:p text:style-name="Standard"><text:s text:c="12"/>perkmfare=15;</text:p>
      <text:p text:style-name="Standard"><text:s text:c="12"/>distance=location(basefare);</text:p>
      <text:p text:style-name="Standard"><text:s text:c="12"/>estimatedfare=basefare+distance*perkmfare;</text:p>
      <text:p text:style-name="Standard"><text:soft-page-break/><text:s text:c="12"/>printf("Estimatedfare is %d",estimatedfare);</text:p>
      <text:p text:style-name="Standard"><text:s text:c="12"/></text:p>
      <text:p text:style-name="Standard"><text:s text:c="12"/>break;</text:p>
      <text:p text:style-name="Standard"><text:s text:c="12"/></text:p>
      <text:p text:style-name="Standard"><text:s text:c="12"/>case 5:exit(0);</text:p>
      <text:p text:style-name="Standard"><text:s text:c="12"/>default:printf("Invalid choice");</text:p>
      <text:p text:style-name="Standard"><text:s text:c="8"/>}</text:p>
      <text:p text:style-name="Standard"><text:s text:c="4"/>} while(1);</text:p>
      <text:p text:style-name="Standard"><text:s text:c="5"/></text:p>
      <text:p text:style-name="Standard"><text:s text:c="4"/>return 0;</text:p>
      <text:p text:style-name="Standard"><text:s text:c="4"/></text:p>
      <text:p text:style-name="Standard">}</text:p>
      <text:p text:style-name="Standard"/>
      <text:p text:style-name="Standard">int location(int basefare)</text:p>
      <text:p text:style-name="Standard">{</text:p>
      <text:p text:style-name="Standard"><text:s text:c="4"/>int loc,distance;</text:p>
      <text:p text:style-name="Standard"><text:s text:c="4"/>printf("\nChoose the pick-up point and drop-point:");</text:p>
      <text:p text:style-name="Standard"><text:s text:c="4"/></text:p>
      <text:p text:style-name="Standard"><text:s text:c="4"/>printf("\n1.Marathalli to KR Puram");</text:p>
      <text:p text:style-name="Standard"><text:s text:c="4"/>printf("\n2.Jayadeva to JP Nagar");</text:p>
      <text:p text:style-name="Standard"><text:s text:c="4"/>printf("\n3.Indiranagar to Kempegowda Airport");</text:p>
      <text:p text:style-name="Standard"><text:s text:c="4"/>printf("\n4.Gopalan Mall to Arkere Gate");</text:p>
      <text:p text:style-name="Standard"><text:s text:c="4"/>printf("\n5.Koramangala to Silk Board");</text:p>
      <text:p text:style-name="Standard"><text:s text:c="4"/>printf("\n6.Jayanagar to Banashankari");</text:p>
      <text:p text:style-name="Standard"><text:s text:c="4"/>printf("\n7.Agra to Whitefield");</text:p>
      <text:p text:style-name="Standard"><text:s text:c="4"/>printf("\nEnter your choice");</text:p>
      <text:p text:style-name="Standard"><text:s text:c="4"/>scanf("%d",&amp;loc);</text:p>
      <text:p text:style-name="Standard"><text:s text:c="4"/>switch(loc)</text:p>
      <text:p text:style-name="Standard"><text:s text:c="4"/>{</text:p>
      <text:p text:style-name="Standard"><text:s text:c="8"/>case 1:printf("Distance between Marathalli and KR Puram is:15kms");</text:p>
      <text:p text:style-name="Standard"><text:s text:c="15"/>distance=15;</text:p>
      <text:p text:style-name="Standard"><text:s text:c="15"/>break;</text:p>
      <text:p text:style-name="Standard"><text:s text:c="8"/>case 2:printf("Distance between Jayadeva and JP Nagar is:4kms");</text:p>
      <text:p text:style-name="Standard"><text:s text:c="15"/>distance=4;</text:p>
      <text:p text:style-name="Standard"><text:s text:c="15"/>break;</text:p>
      <text:p text:style-name="Standard"><text:s text:c="8"/>case 3:printf("Distance between Indiranagar and Kempegowda Airport is:46kms");</text:p>
      <text:p text:style-name="Standard"><text:s text:c="15"/>distance=46;</text:p>
      <text:p text:style-name="Standard"><text:s text:c="15"/>break;</text:p>
      <text:p text:style-name="Standard"><text:s text:c="8"/>case 4:printf("Distance between Gopalan Mall and Arkere Gate is:5kms");</text:p>
      <text:p text:style-name="Standard"><text:s text:c="15"/>distance=5;</text:p>
      <text:p text:style-name="Standard"><text:s text:c="15"/>break;</text:p>
      <text:p text:style-name="Standard"><text:s text:c="8"/>case 5:printf("Distance between Koramangala and Silk Board is:4kms");</text:p>
      <text:p text:style-name="Standard"><text:s text:c="15"/>distance=4;</text:p>
      <text:p text:style-name="Standard"><text:s text:c="15"/>break;</text:p>
      <text:p text:style-name="Standard"><text:s text:c="8"/>case 6:printf("Distance between Jayanagar and Banashankari is:8kms");</text:p>
      <text:p text:style-name="Standard"><text:s text:c="15"/>distance=8;</text:p>
      <text:p text:style-name="Standard"><text:s text:c="15"/>break;</text:p>
      <text:p text:style-name="Standard"><text:s text:c="8"/>case 7:printf("Distance between Agra and Whitefield is:16kms");</text:p>
      <text:p text:style-name="Standard"><text:s text:c="15"/>distance=16;</text:p>
      <text:p text:style-name="Standard"><text:s text:c="15"/>break; <text:s text:c="10"/></text:p>
      <text:p text:style-name="Standard"><text:s text:c="4"/>}</text:p>
      <text:p text:style-name="Standard"><text:s text:c="4"/></text:p>
      <text:p text:style-name="Standard"><text:soft-page-break/><text:s text:c="4"/>return distance;</text:p>
      <text:p text:style-name="Standard"><text:s text:c="4"/>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7T00:33:22.064676956</meta:creation-date>
    <dc:date>2019-07-07T00:39:15.852614104</dc:date>
    <meta:editing-duration>PT5M56S</meta:editing-duration>
    <meta:editing-cycles>1</meta:editing-cycles>
    <meta:document-statistic meta:table-count="0" meta:image-count="0" meta:object-count="0" meta:page-count="3" meta:paragraph-count="106" meta:word-count="215" meta:character-count="3232" meta:non-whitespace-character-count="2162"/>
    <meta:generator>LibreOffice/6.0.7.3$Linux_X86_64 LibreOffice_project/00m0$Build-3</meta:generator>
  </office:meta>
</office:document-meta>
</file>